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8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13. No, the method is not blocking because we’re using the asynchronous ‘Motor’ library to interface with MongoDB. </text:p>
      <text:p text:style-name="P1">14. Yes, the method of training and predicting from the classifier is blocking to the fastapi IOLoop because model training is synchronous and performed on the main thread. Also, training is a CPU-intensive tasks in many cases. Blocking the event loop during training would prevent other requests from being served until training comple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.7</meta:generator>
  </office:meta>
</office:document-meta>
</file>